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Arial Unicode MS'" style:font-family-asian="'Arial Unicode MS'" style:font-family-complex="'Arial Unicode M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Arial Unicode MS'" style:font-family-asian="'Arial Unicode MS'" style:font-family-complex="'Arial Unicode MS'"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Evaluation of Arduino Workshop in Rio Jan 2015</text:span></text:p>
      <text:p text:style-name="P1"><text:span text:style-name="T2"/></text:p>
      <text:p text:style-name="P1"><text:span text:style-name="T3"><text:tab/>The Arduino workshop presented by Professor Bo Peterson was of great value and allowed me to see new ways to achieve ideas and new approaches to problems in the design area. Certainly time well spent in the academic improvement.</text:span></text:p>
      <text:p text:style-name="P1"><text:span text:style-name="T3"><text:tab/>The classes were given in a perfect rhythm and speed. When using the English language in place of the Portuguese was obtained more precision in communication.<text:s text:c="2"/>Remember that as the course was very practical, language turned out to be a minor problem.</text:span></text:p>
      <text:p text:style-name="P1"><text:span text:style-name="T3"><text:tab/>The level of the course for students with little or no knowledge seemed appropriate. And all the physical infrastructure and teaching materials were very good.</text:span></text:p>
      <text:p text:style-name="P1"><text:span text:style-name="T3"><text:tab/>Homework helped keep the pace out of the classroom without this becomes cumbersome over time.</text:span></text:p>
      <text:p text:style-name="P1"><text:span text:style-name="T3"><text:tab/>At the end of the course I felt like "I want more", and I believe that other workshops focused on the already initiated in the Arduino, something desirable.</text:span></text:p>
      <text:p text:style-name="P1"><text:span text:style-name="T3"><text:tab/>I believe that the creation of a research group that continuity to studies related to the use of Arduino in design is something commendable.</text:span></text:p>
      <text:p text:style-name="P1"><text:span text:style-name="T3"><text:tab/>My sincere thanks to the group that participated with me in these great experience, encouraging and helping, as well as the teacher Denise Filippo and professor Bo Peterson</text:span></text:p>
      <text:p text:style-name="P1"><text:span text:style-name="T3">Sincerely</text:span></text:p>
      <text:p text:style-name="P1"><text:span text:style-name="T3">Pedro Zöhrer Rodrigues da Costa</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